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4.528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4.828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2.10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="0.74pt solid #000000"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1" table:default-cell-style-name="Default"/>
        <table:table-row table:style-name="ro1">
          <table:table-cell table:style-name="ce1"/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Queen of Pain</text:p>
          </table:table-cell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Leshrac</text:p>
          </table:table-cell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Ember Spirit</text:p>
          </table:table-cell>
          <table:table-cell table:style-name="ce2" office:value-type="string" calcext:value-type="string">
            <text:p>Void Spirit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lo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winrate</text:p>
          </table:table-cell>
          <table:table-cell table:style-name="ce5" table:formula="of:=[.B2]/([.B2]+[.B3])" office:value-type="percentage" office:value="0.55" calcext:value-type="percentage">
            <text:p>55.00 %</text:p>
          </table:table-cell>
          <table:table-cell table:style-name="ce5" table:formula="of:=[.C2]/([.C2]+[.C3])" office:value-type="percentage" office:value="0.416666666666667" calcext:value-type="percentage">
            <text:p>41.67 %</text:p>
          </table:table-cell>
          <table:table-cell table:style-name="ce5" table:formula="of:=[.D2]/([.D2]+[.D3])" office:value-type="percentage" office:value="0.333333333333333" calcext:value-type="percentage">
            <text:p>33.33 %</text:p>
          </table:table-cell>
          <table:table-cell table:style-name="ce5" table:formula="of:=[.E2]/([.E2]+[.E3])" office:value-type="percentage" office:value="0.588235294117647" calcext:value-type="percentage">
            <text:p>58.82 %</text:p>
          </table:table-cell>
          <table:table-cell table:style-name="ce5" table:formula="of:=[.F2]/([.F2]+[.F3])" office:value-type="percentage" office:value="0.484848484848485" calcext:value-type="percentage">
            <text:p>48.48 %</text:p>
          </table:table-cell>
          <table:table-cell table:style-name="ce5" table:formula="of:=[.G2]/([.G2]+[.G3])" office:value-type="percentage" office:value="0.461538461538462" calcext:value-type="percentage">
            <text:p>46.15 %</text:p>
          </table:table-cell>
          <table:table-cell table:style-name="ce5" table:formula="of:=[.H2]/([.H2]+[.H3])" office:value-type="percentage" office:value="0.375" calcext:value-type="percentage">
            <text:p>37.50 %</text:p>
          </table:table-cell>
          <table:table-cell table:style-name="ce5" table:formula="of:=[.I2]/([.I2]+[.I3])" office:value-type="percentage" office:value="0.307692307692308" calcext:value-type="percentage">
            <text:p>30.77 %</text:p>
          </table:table-cell>
          <table:table-cell table:style-name="ce5" table:formula="of:=[.J2]/([.J2]+[.J3])" office:value-type="percentage" office:value="0.692307692307692" calcext:value-type="percentage">
            <text:p>69.23 %</text:p>
          </table:table-cell>
          <table:table-cell table:style-name="ce5" table:formula="of:=[.K2]/([.K2]+[.K3])" office:value-type="percentage" office:value="0.333333333333333" calcext:value-type="percentage">
            <text:p>33.33 %</text:p>
          </table:table-cell>
          <table:table-cell table:style-name="ce5" table:formula="of:=[.L2]/([.L2]+[.L3])" office:value-type="percentage" office:value="0.615384615384615" calcext:value-type="percentage">
            <text:p>61.54 %</text:p>
          </table:table-cell>
          <table:table-cell table:style-name="ce5" table:formula="of:=[.M2]/([.M2]+[.M3])" office:value-type="percentage" office:value="0.4375" calcext:value-type="percentage">
            <text:p>43.75 %</text:p>
          </table:table-cell>
          <table:table-cell table:number-columns-repeated="1011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B4:Sheet1.M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text> S/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S/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S/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text>S/. </number:text>
      <number:number number:decimal-places="0" number:min-decimal-places="0" number:min-integer-digits="1" number:grouping="true"/>
    </number:number-style>
    <number:number-style style:name="N107">
      <number:text>S/.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S/.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2" number:min-decimal-places="2" number:min-integer-digits="1" number:grouping="true"/>
    </number:number-style>
    <number:number-style style:name="N109">
      <number:text>S/.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S/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S/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S/.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2-08-10T17:48:39</meta:creation-date>
    <dc:date>2022-08-10T12:55:15.922809920</dc:date>
    <meta:generator>LibreOffice/7.3.4.2$Linux_X86_64 LibreOffice_project/30$Build-2</meta:generator>
    <meta:editing-duration>PT6M14S</meta:editing-duration>
    <meta:editing-cycles>1</meta:editing-cycles>
    <meta:document-statistic meta:table-count="1" meta:cell-count="51" meta:object-count="0"/>
    <meta:user-defined meta:name="AppVersion">3.0</meta:user-defined>
  </office:meta>
</office:document-meta>
</file>